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officeooo:rsid="0006ca2f" officeooo:paragraph-rsid="0006ca2f"/>
    </style:style>
    <style:style style:name="P2" style:family="paragraph" style:parent-style-name="Standard">
      <style:text-properties style:font-name="Consolas" fo:font-size="16pt" fo:font-weight="bold" officeooo:rsid="0006ca2f" officeooo:paragraph-rsid="0006ca2f" style:font-size-asian="16pt" style:font-weight-asian="bold" style:font-size-complex="16pt" style:font-weight-complex="bold"/>
    </style:style>
    <style:style style:name="P3" style:family="paragraph" style:parent-style-name="Standard">
      <style:text-properties style:font-name="Consolas" fo:font-size="14pt" fo:font-weight="bold" officeooo:rsid="0006ca2f" officeooo:paragraph-rsid="0006ca2f" style:font-size-asian="14pt" style:font-weight-asian="bold" style:font-size-complex="14pt" style:font-weight-complex="bold"/>
    </style:style>
    <style:style style:name="P4" style:family="paragraph" style:parent-style-name="Standard">
      <style:text-properties style:font-name="Consolas" fo:font-size="14pt" fo:font-weight="bold" officeooo:rsid="000af00f" officeooo:paragraph-rsid="000af00f" style:font-size-asian="14pt" style:font-weight-asian="bold" style:font-size-complex="14pt" style:font-weight-complex="bold"/>
    </style:style>
    <style:style style:name="P5" style:family="paragraph" style:parent-style-name="Standard">
      <style:text-properties style:font-name="Consolas" fo:font-size="14pt" fo:font-weight="bold" officeooo:rsid="000afea3" officeooo:paragraph-rsid="000afea3" style:font-size-asian="14pt" style:font-weight-asian="bold" style:font-size-complex="14pt" style:font-weight-complex="bold"/>
    </style:style>
    <style:style style:name="P6" style:family="paragraph" style:parent-style-name="Standard">
      <style:text-properties style:font-name="Consolas" fo:font-size="14pt" fo:font-weight="bold" officeooo:rsid="000c6e04" officeooo:paragraph-rsid="000c6e04" style:font-size-asian="14pt" style:font-weight-asian="bold" style:font-size-complex="14pt" style:font-weight-complex="bold"/>
    </style:style>
    <style:style style:name="P7" style:family="paragraph" style:parent-style-name="Standard">
      <style:text-properties style:font-name="Consolas" fo:font-size="14pt" fo:font-weight="bold" officeooo:rsid="001a2874" officeooo:paragraph-rsid="001a2874" style:font-size-asian="14pt" style:font-weight-asian="bold" style:font-size-complex="14pt" style:font-weight-complex="bold"/>
    </style:style>
    <style:style style:name="P8" style:family="paragraph" style:parent-style-name="Standard">
      <style:text-properties style:font-name="Consolas" fo:font-size="14pt" fo:font-style="normal" fo:font-weight="bold" officeooo:rsid="001c1557" officeooo:paragraph-rsid="001c1557" style:font-size-asian="14pt" style:font-style-asian="normal" style:font-weight-asian="bold" style:font-size-complex="14pt" style:font-style-complex="normal" style:font-weight-complex="bold"/>
    </style:style>
    <style:style style:name="P9" style:family="paragraph" style:parent-style-name="Standard">
      <style:text-properties style:font-name="Consolas" officeooo:rsid="00094ee6" officeooo:paragraph-rsid="00094ee6"/>
    </style:style>
    <style:style style:name="P10" style:family="paragraph" style:parent-style-name="Standard">
      <style:text-properties style:font-name="Consolas" officeooo:rsid="000aa7d8" officeooo:paragraph-rsid="000aa7d8"/>
    </style:style>
    <style:style style:name="P11" style:family="paragraph" style:parent-style-name="Standard">
      <style:text-properties style:font-name="Consolas" officeooo:rsid="000afea3" officeooo:paragraph-rsid="000afea3"/>
    </style:style>
    <style:style style:name="P12" style:family="paragraph" style:parent-style-name="Standard">
      <style:text-properties style:font-name="Consolas" officeooo:rsid="000af00f" officeooo:paragraph-rsid="000af00f"/>
    </style:style>
    <style:style style:name="P13" style:family="paragraph" style:parent-style-name="Standard">
      <style:text-properties style:font-name="Consolas" officeooo:rsid="000c6e04" officeooo:paragraph-rsid="000c6e04"/>
    </style:style>
    <style:style style:name="P14" style:family="paragraph" style:parent-style-name="Standard">
      <style:text-properties style:font-name="Consolas" fo:font-weight="bold" officeooo:rsid="000c6e04" officeooo:paragraph-rsid="000c6e04" style:font-weight-asian="bold" style:font-weight-complex="bold"/>
    </style:style>
    <style:style style:name="P15" style:family="paragraph" style:parent-style-name="Standard">
      <style:text-properties style:font-name="Consolas" fo:font-weight="bold" officeooo:rsid="000e7eab" officeooo:paragraph-rsid="000e7eab" style:font-weight-asian="bold" style:font-weight-complex="bold"/>
    </style:style>
    <style:style style:name="P16" style:family="paragraph" style:parent-style-name="Standard">
      <style:text-properties style:font-name="Consolas" fo:font-weight="bold" officeooo:rsid="001069f5" officeooo:paragraph-rsid="001069f5" style:font-weight-asian="bold" style:font-weight-complex="bold"/>
    </style:style>
    <style:style style:name="P17" style:family="paragraph" style:parent-style-name="Standard">
      <style:text-properties style:font-name="Consolas" fo:font-weight="bold" officeooo:rsid="0011e956" officeooo:paragraph-rsid="0011e956" style:font-weight-asian="bold" style:font-weight-complex="bold"/>
    </style:style>
    <style:style style:name="P18" style:family="paragraph" style:parent-style-name="Standard">
      <style:text-properties style:font-name="Consolas" fo:font-weight="bold" officeooo:rsid="0012cfb6" officeooo:paragraph-rsid="0012cfb6" style:font-weight-asian="bold" style:font-weight-complex="bold"/>
    </style:style>
    <style:style style:name="P19" style:family="paragraph" style:parent-style-name="Standard">
      <style:text-properties style:font-name="Consolas" fo:font-weight="bold" officeooo:rsid="001428f7" officeooo:paragraph-rsid="001428f7" style:font-weight-asian="bold" style:font-weight-complex="bold"/>
    </style:style>
    <style:style style:name="P20" style:family="paragraph" style:parent-style-name="Standard">
      <style:text-properties style:font-name="Consolas" fo:font-weight="bold" officeooo:rsid="0015739c" officeooo:paragraph-rsid="0015739c" style:font-weight-asian="bold" style:font-weight-complex="bold"/>
    </style:style>
    <style:style style:name="P21" style:family="paragraph" style:parent-style-name="Standard">
      <style:text-properties style:font-name="Consolas" fo:font-weight="bold" officeooo:rsid="00174c01" officeooo:paragraph-rsid="00174c01" style:font-weight-asian="bold" style:font-weight-complex="bold"/>
    </style:style>
    <style:style style:name="P22" style:family="paragraph" style:parent-style-name="Standard">
      <style:text-properties style:font-name="Consolas" fo:font-weight="bold" officeooo:rsid="0018b310" officeooo:paragraph-rsid="0018b310" style:font-weight-asian="bold" style:font-weight-complex="bold"/>
    </style:style>
    <style:style style:name="P23" style:family="paragraph" style:parent-style-name="Standard">
      <style:text-properties style:font-name="Consolas" fo:font-weight="bold" officeooo:rsid="0018ee40" officeooo:paragraph-rsid="0018ee40" style:font-weight-asian="bold" style:font-weight-complex="bold"/>
    </style:style>
    <style:style style:name="P24" style:family="paragraph" style:parent-style-name="Standard">
      <style:text-properties style:font-name="Consolas" fo:font-weight="bold" officeooo:rsid="00198d6a" officeooo:paragraph-rsid="00198d6a" style:font-weight-asian="bold" style:font-weight-complex="bold"/>
    </style:style>
    <style:style style:name="P25" style:family="paragraph" style:parent-style-name="Standard">
      <style:text-properties style:font-name="Consolas" fo:font-weight="bold" officeooo:rsid="001a2874" officeooo:paragraph-rsid="001a2874" style:font-weight-asian="bold" style:font-weight-complex="bold"/>
    </style:style>
    <style:style style:name="P26" style:family="paragraph" style:parent-style-name="Standard">
      <style:text-properties style:font-name="Consolas" fo:font-weight="bold" officeooo:rsid="001afa8e" officeooo:paragraph-rsid="001afa8e" style:font-weight-asian="bold" style:font-weight-complex="bold"/>
    </style:style>
    <style:style style:name="P27" style:family="paragraph" style:parent-style-name="Standard">
      <style:text-properties style:font-name="Consolas" fo:font-weight="bold" officeooo:rsid="001e9bcb" officeooo:paragraph-rsid="001e9bcb" style:font-weight-asian="bold" style:font-weight-complex="bold"/>
    </style:style>
    <style:style style:name="P28" style:family="paragraph" style:parent-style-name="Standard">
      <style:text-properties style:font-name="Consolas" fo:font-weight="bold" officeooo:rsid="001ece7b" officeooo:paragraph-rsid="001ece7b" style:font-weight-asian="bold" style:font-weight-complex="bold"/>
    </style:style>
    <style:style style:name="P29" style:family="paragraph" style:parent-style-name="Standard">
      <style:text-properties style:font-name="Consolas" officeooo:rsid="000e197c" officeooo:paragraph-rsid="0012cfb6"/>
    </style:style>
    <style:style style:name="P30" style:family="paragraph" style:parent-style-name="Standard">
      <style:text-properties style:font-name="Consolas" officeooo:rsid="001069f5" officeooo:paragraph-rsid="001069f5"/>
    </style:style>
    <style:style style:name="P31" style:family="paragraph" style:parent-style-name="Standard">
      <style:text-properties style:font-name="Consolas" officeooo:rsid="0012cfb6" officeooo:paragraph-rsid="0011e956"/>
    </style:style>
    <style:style style:name="P32" style:family="paragraph" style:parent-style-name="Standard">
      <style:text-properties style:font-name="Consolas" officeooo:rsid="001428f7" officeooo:paragraph-rsid="001428f7"/>
    </style:style>
    <style:style style:name="P33" style:family="paragraph" style:parent-style-name="Standard">
      <style:text-properties style:font-name="Consolas" officeooo:rsid="000e7eab" officeooo:paragraph-rsid="000e7eab"/>
    </style:style>
    <style:style style:name="P34" style:family="paragraph" style:parent-style-name="Standard">
      <style:text-properties style:font-name="Consolas" officeooo:rsid="0015739c" officeooo:paragraph-rsid="0015739c"/>
    </style:style>
    <style:style style:name="P35" style:family="paragraph" style:parent-style-name="Standard">
      <style:text-properties style:font-name="Consolas" officeooo:rsid="0018b310" officeooo:paragraph-rsid="00174c01"/>
    </style:style>
    <style:style style:name="P36" style:family="paragraph" style:parent-style-name="Standard">
      <style:text-properties style:font-name="Consolas" officeooo:rsid="0018b310" officeooo:paragraph-rsid="0018b310"/>
    </style:style>
    <style:style style:name="P37" style:family="paragraph" style:parent-style-name="Standard">
      <style:text-properties style:font-name="Consolas" officeooo:rsid="0015c5bf" officeooo:paragraph-rsid="0015c5bf"/>
    </style:style>
    <style:style style:name="P38" style:family="paragraph" style:parent-style-name="Standard">
      <style:text-properties style:font-name="Consolas" officeooo:rsid="0018ee40" officeooo:paragraph-rsid="0018ee40"/>
    </style:style>
    <style:style style:name="P39" style:family="paragraph" style:parent-style-name="Standard">
      <style:text-properties style:font-name="Consolas" officeooo:rsid="00174c01" officeooo:paragraph-rsid="00174c01"/>
    </style:style>
    <style:style style:name="P40" style:family="paragraph" style:parent-style-name="Standard">
      <style:text-properties style:font-name="Consolas" officeooo:rsid="00198d6a" officeooo:paragraph-rsid="00198d6a"/>
    </style:style>
    <style:style style:name="P41" style:family="paragraph" style:parent-style-name="Standard">
      <style:text-properties style:font-name="Consolas" fo:font-weight="normal" officeooo:rsid="0012cfb6" officeooo:paragraph-rsid="0012cfb6" style:font-weight-asian="normal" style:font-weight-complex="normal"/>
    </style:style>
    <style:style style:name="P42" style:family="paragraph" style:parent-style-name="Standard">
      <style:text-properties style:font-name="Consolas" fo:font-weight="normal" officeooo:rsid="001a2874" officeooo:paragraph-rsid="001a2874" style:font-weight-asian="normal" style:font-weight-complex="normal"/>
    </style:style>
    <style:style style:name="P43" style:family="paragraph" style:parent-style-name="Standard">
      <style:text-properties style:font-name="Consolas" fo:font-style="italic" fo:font-weight="normal" officeooo:rsid="001a2874" officeooo:paragraph-rsid="001a2874" style:font-style-asian="italic" style:font-weight-asian="normal" style:font-style-complex="italic" style:font-weight-complex="normal"/>
    </style:style>
    <style:style style:name="P44" style:family="paragraph" style:parent-style-name="Standard">
      <style:text-properties style:font-name="Consolas" officeooo:rsid="001afa8e" officeooo:paragraph-rsid="001afa8e"/>
    </style:style>
    <style:style style:name="P45" style:family="paragraph" style:parent-style-name="Standard">
      <style:text-properties style:font-name="Consolas" fo:font-style="normal" fo:font-weight="normal" officeooo:rsid="001a2874" officeooo:paragraph-rsid="001a2874" style:font-style-asian="normal" style:font-weight-asian="normal" style:font-style-complex="normal" style:font-weight-complex="normal"/>
    </style:style>
    <style:style style:name="P46" style:family="paragraph" style:parent-style-name="Standard">
      <style:text-properties style:font-name="Consolas" fo:font-style="normal" fo:font-weight="normal" officeooo:rsid="001c1557" officeooo:paragraph-rsid="001c1557" style:font-style-asian="normal" style:font-weight-asian="normal" style:font-style-complex="normal" style:font-weight-complex="normal"/>
    </style:style>
    <style:style style:name="P47" style:family="paragraph" style:parent-style-name="Standard">
      <style:text-properties style:font-name="Consolas" officeooo:rsid="0011e956" officeooo:paragraph-rsid="0011e956"/>
    </style:style>
    <style:style style:name="P48" style:family="paragraph" style:parent-style-name="Standard">
      <style:text-properties style:font-name="Consolas" officeooo:rsid="001e9bcb" officeooo:paragraph-rsid="001e9bcb"/>
    </style:style>
    <style:style style:name="P49" style:family="paragraph" style:parent-style-name="Standard">
      <style:text-properties style:font-name="Consolas" officeooo:rsid="001ece7b" officeooo:paragraph-rsid="001ece7b"/>
    </style:style>
    <style:style style:name="P50" style:family="paragraph" style:parent-style-name="Standard">
      <style:paragraph-properties fo:break-before="page"/>
      <style:text-properties style:font-name="Consolas" fo:font-style="normal" fo:font-weight="normal" officeooo:rsid="001a2874" officeooo:paragraph-rsid="001a2874" style:font-style-asian="normal" style:font-weight-asian="normal" style:font-style-complex="normal" style:font-weight-complex="normal"/>
    </style:style>
    <style:style style:name="T1" style:family="text">
      <style:text-properties officeooo:rsid="00075938"/>
    </style:style>
    <style:style style:name="T2" style:family="text">
      <style:text-properties officeooo:rsid="000af3bf"/>
    </style:style>
    <style:style style:name="T3" style:family="text">
      <style:text-properties officeooo:rsid="0015c5bf"/>
    </style:style>
    <style:style style:name="T4" style:family="text">
      <style:text-properties officeooo:rsid="0018b310"/>
    </style:style>
    <style:style style:name="T5" style:family="text">
      <style:text-properties officeooo:rsid="00202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Un<text:span text:style-name="T1">)</text:span>scheinbar <text:span text:style-name="T1">(Working Title)</text:span></text:p>
      <text:p text:style-name="P1"/>
      <text:p text:style-name="P3">Synopsis</text:p>
      <text:p text:style-name="P9">A story-based, randomly generated role-playing-game about figthing <text:span text:style-name="T2">depression. The player has to fight negative feelings and emotions and make it through a series of dungeons (divided into days).</text:span></text:p>
      <text:p text:style-name="P9"/>
      <text:p text:style-name="P5">Visuals</text:p>
      <text:p text:style-name="P11">Black and white with the exception of a few (positive) objects, in the vein of „Trugbild“. Corridors are faintly lit, with flickering lights, movie grain end distortion effects when mental health is low. </text:p>
      <text:p text:style-name="P11">No texture mapping with the exception of some objects the player can interact with.</text:p>
      <text:p text:style-name="P9"/>
      <text:p text:style-name="P4">Gameplay</text:p>
      <text:p text:style-name="P29">The player starts out in his living room, with all colors stripped and only hinted representations of his known enviroment and is presented with a few story fragments, before he sets out to discover the dungeons of depression around him, unveiling his mental health problems and starting to fight against his inner demons.</text:p>
      <text:p text:style-name="P29"/>
      <text:p text:style-name="P18">Timeline</text:p>
      <text:p text:style-name="P41">Each randomly generated dungeon represents a single day, with each day having a different motto and stronger enemies. A week is a whole cycle, and depending on the player's choice, after this week a new cycle may start or the player may get the good ending.</text:p>
      <text:p text:style-name="P41"/>
      <text:p text:style-name="P7">Player</text:p>
      <text:p text:style-name="P42">The player finds him/herself in a nightmarish world after going to bed as usual the day before. His goal is to escape this nightmare.</text:p>
      <text:p text:style-name="P42"/>
      <text:p text:style-name="P25">Mental health</text:p>
      <text:p text:style-name="P43">UI : Health bar and a brain.</text:p>
      <text:p text:style-name="P42">This replaces the normal health. It's drained by terryfing events, enemy hits and stresslevel, and has a direct impact on visuals. The lower this gets, the more distorted and unsteady becomes the view. Odd things may happen too, like the player falling to ground, weird words surrounding the player and voices mumbling around.</text:p>
      <text:p text:style-name="P42">Can be restored with several items or by closing the eyes, regenerates over time.</text:p>
      <text:p text:style-name="P42">The max. mental health can be increased by levelling.</text:p>
      <text:p text:style-name="P42"/>
      <text:p text:style-name="P25">Stress level</text:p>
      <text:p text:style-name="P43">UI : Hearthrate and bpm</text:p>
      <text:p text:style-name="P45">The player's heart rate that raises while running or witnessing terryfing events. A high stress level will turn the borders of the screen red (with hinted veins) and will cause the player's mental health to drain over time. Restores if everything around the player is calm.</text:p>
      <text:p text:style-name="P50"/>
      <text:p text:style-name="P45"/>
      <text:p text:style-name="P8">Starting room</text:p>
      <text:p text:style-name="P46">The player will always start out in his personal room drained of all colors. All doors of the room are closed from the start and have to be unlocked by some kind of riddle first. The room should be fairly small and there is only blackness behind the windows. The room contains stuff like a bed, shelves, a desk (maybe with some personal writings), mostly dead plants and a few colored personal objects that the player may be able to interact with.</text:p>
      <text:p text:style-name="P46">The room is the same for every day of the cycle, but turns more and more unfriendly, cluttered and depressing with every new day.</text:p>
      <text:p text:style-name="P12"/>
      <text:p text:style-name="P6">Brainstorming</text:p>
      <text:p text:style-name="P13">Contains random stuff and thoughts on the game.</text:p>
      <text:p text:style-name="P13"/>
      <text:p text:style-name="P14">Restoring mental health (aka „Medikit“)</text:p>
      <text:p text:style-name="P13">There are no traditional medikits, and mental health with restore with time (to a certain degree), but the player can pick up images from his childhood and family and look at them to restore health, though every use will fade the mage away until nothing is left of it.</text:p>
      <text:p text:style-name="P13"/>
      <text:p text:style-name="P15">Enemies (aka „negative though<text:span text:style-name="T3">t</text:span>s“)</text:p>
      <text:p text:style-name="P33">Negative thoughts and depressive motives are enemies that the player has to defeat in order to gain experience and get mentally stronger. They're display by different death masks that float around silent.</text:p>
      <text:p text:style-name="P37">Instead of weapons, they attack with negative thoughs like „you'll suffer“ that are „shot“ at the player. He has to reflect these in order to defeat the enemies.</text:p>
      <text:p text:style-name="P37"/>
      <text:p text:style-name="P36">Some enemies may appear friendly at first, asking the players some questions, just floating around them and following them. Maybe every enemy can have it's own simple background story.</text:p>
      <text:p text:style-name="P13"/>
      <text:p text:style-name="P16">Guiding the player</text:p>
      <text:p text:style-name="P30">Since the dungeons are randomly generated, the game needs to implement a way of telling the player that he already visited a room. Maybe with a special shader that makes the room and it's corridors look like old, sepia colored paintings (resembling things of the past?) <text:span text:style-name="T4">and the effect should be a nice and slow transition (maybe some seconds after the player left the room, or once the room is out of sight).</text:span></text:p>
      <text:p text:style-name="P30"/>
      <text:p text:style-name="P30">There should also be floating texts (like in Trugbild) at the end of corridors with positive thoughts that lead the player to the exit.</text:p>
      <text:p text:style-name="P10"/>
      <text:p text:style-name="P17">Chasms</text:p>
      <text:p text:style-name="P47">Some rooms may contain chasms (that fill them almost complete, with only the border as walkways) that the player can stare into. Depending on random factors and how long the player stares at them, different things may happen. From jump scares, to slowly revealing grotesque faces that talk to the player, to complete dialogues about his life etc.</text:p>
      <text:p text:style-name="P27"><text:soft-page-break/>Windows</text:p>
      <text:p text:style-name="P48">Some rooms may contain windows, but there is usally nothing behind them but pure blackness. Though evil creatures and eyes may stare through the windows from time to time, as well as some visions that'll be shown for a short period when the player looks at the windows.</text:p>
      <text:p text:style-name="P48"/>
      <text:p text:style-name="P27">Holes</text:p>
      <text:p text:style-name="P48">Like ins some Silent Hill games (e.g. the Room) there may be holes in some of the walls that are either used to scare the player with something evil staring out of them or just weired noises coming out from them but some of these maye be used to teleport from one room to another.</text:p>
      <text:p text:style-name="P31"/>
      <text:p text:style-name="P19">Pictures</text:p>
      <text:p text:style-name="P32">Walls may be decorated with family and childhood pictures that have no faces, as well as weird and horrifying pictures that may change their appearance as the player takes a closer look.</text:p>
      <text:p text:style-name="P32"/>
      <text:p text:style-name="P20">Map</text:p>
      <text:p text:style-name="P34">The map is updated when the player moves around the dungeon and can be displayed atop of the game. It'll look like a handdrawn map with moving lines, making it hard to decipher.</text:p>
      <text:p text:style-name="P34"/>
      <text:p text:style-name="P21">Isolated rooms</text:p>
      <text:p text:style-name="P39">Some rooms may close all exits once the player enters them so the player has to do something special (e.g. find a hidden wall that looks different) to open them up again, giving a feeling of isolation while his mental health drains. Isolating a room could be done with a special shader.</text:p>
      <text:p text:style-name="P39"/>
      <text:p text:style-name="P24">Living walls and doors</text:p>
      <text:p text:style-name="P40">Different effects on doors and walls can be used to create an eerie atmosphere and partially as riddles. E.g. once a room is intered, all doors will be locked and replaced with a wall of living eyes that look at the player and lock him in until he finds a way out (by closing his eyes for long enough). Other effects can include color changing rooms (darkness crawling from the ceiling, blood dripping, resolving walls and ceilings that unveil a terrifying sky, etc.).</text:p>
      <text:p text:style-name="P35"/>
      <text:p text:style-name="P22">Using colors</text:p>
      <text:p text:style-name="P36">Due to the monotone nature of the game, colors can be used to create simple highlights. E.g. a corridor that glows or the whole level pulsating in bloody colors when danger is near.</text:p>
      <text:p text:style-name="P36"/>
      <text:p text:style-name="P22">Jumpscares?</text:p>
      <text:p text:style-name="P36">They may be fine to scare some people but (if implemented) should be used very rarely. Maybe cruel images blinking out of dark corridors if the player stands still?</text:p>
      <text:p text:style-name="P36"/>
      <text:p text:style-name="P23">Stressmap</text:p>
      <text:p text:style-name="P38">To calculate stress level of visual objects, all negative objects (enemies, pictures, etc.) are rendered in red to an offscreen texture <text:soft-page-break/>that is downsized to 1x1 pixels. The average red channel is then used to calculate the stress level of objects on the screen. Objects that cause more stress have higher red values and may be scaled for the stress map.</text:p>
      <text:p text:style-name="P38">This way the player can look in another direction to lower his stress level.</text:p>
      <text:p text:style-name="P38"/>
      <text:p text:style-name="P24">Closing eyes</text:p>
      <text:p text:style-name="P40">To restore mental health (and solve some riddles), the player is able to close his eyes. During this his heart beat slows down and mental health is restored. But if enemies are nearby they may deal critical damage, so this has to be used with care.</text:p>
      <text:p text:style-name="P40"/>
      <text:p text:style-name="P26">Personal objects</text:p>
      <text:p text:style-name="P44">Some personal objects and childhood memories are scattered throughout the games (with a random chance of spawning) that the player can touch to lower stress level, restore mental health, each of the objects has a small story attached to it that shows once the player touches it (in the form of the player talking to himself).</text:p>
      <text:p text:style-name="P44">These objects are the only ones that appear in color. For example a bright green plant on a shelf, that witters after usage and then looses all it's colors.</text:p>
      <text:p text:style-name="P44"/>
      <text:p text:style-name="P28">Mirrors and fragments of the past</text:p>
      <text:p text:style-name="P49">Dead mirrors hanging from the walls that <text:span text:style-name="T5">(or even better floating in small rooms?)</text:span>, depending of a randomized chance, may either be dead, give a scare (with an enemy popping out) or reveal a fragment of the player's past like in trugbild. If the player stares at a mirror for long enough a question with possible answers will materialise in front of the player with the answer being stored as a fragment that'll reveal a piece of the player's personality. These fragments will be stored and can be viewed at an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45:40.336000000</meta:creation-date>
    <dc:date>2014-11-10T21:36:05.364000000</dc:date>
    <meta:editing-duration>PT2H2M35S</meta:editing-duration>
    <meta:editing-cycles>28</meta:editing-cycles>
    <meta:generator>LibreOffice/4.2.5.2$Windows_x86 LibreOffice_project/61cb170a04bb1f12e77c884eab9192be736ec5f5</meta:generator>
    <meta:document-statistic meta:table-count="0" meta:image-count="0" meta:object-count="0" meta:page-count="4" meta:paragraph-count="62" meta:word-count="1454" meta:character-count="8358" meta:non-whitespace-character-count="6965"/>
  </office:meta>
</office:document-meta>
</file>